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font-size="21pt" style:font-size-asian="21pt" style:font-size-complex="21pt" fo:language="it" fo:country="IT"/>
    </style:style>
    <style:style style:name="P4" style:parent-style-name="Normale" style:family="paragraph">
      <style:text-properties fo:language="it" fo:country="IT"/>
    </style:style>
    <style:style style:name="P5" style:parent-style-name="Normale" style:family="paragraph">
      <style:text-properties fo:language="it" fo:country="IT"/>
    </style:style>
    <style:style style:name="P6" style:parent-style-name="Normale" style:family="paragraph">
      <style:text-properties fo:language="it" fo:country="IT"/>
    </style:style>
    <style:style style:name="P7" style:parent-style-name="Normale" style:family="paragraph">
      <style:text-properties fo:language="it" fo:country="IT"/>
    </style:style>
    <style:style style:name="T8" style:parent-style-name="Car.predefinitoparagrafo" style:family="text">
      <style:text-properties fo:language="it" fo:country="IT"/>
    </style:style>
    <style:style style:name="T9" style:parent-style-name="Car.predefinitoparagrafo" style:family="text">
      <style:text-properties fo:language="it" fo:country="IT"/>
    </style:style>
    <style:style style:name="T10" style:parent-style-name="Car.predefinitoparagrafo" style:family="text">
      <style:text-properties fo:font-weight="bold" style:font-weight-asian="bold" fo:language="it" fo:country="IT"/>
    </style:style>
    <style:style style:name="T11" style:parent-style-name="Car.predefinitoparagrafo" style:family="text">
      <style:text-properties fo:language="it" fo:country="IT"/>
    </style:style>
    <style:style style:name="T12" style:parent-style-name="Car.predefinitoparagrafo" style:family="text">
      <style:text-properties fo:font-weight="bold" style:font-weight-asian="bold" fo:language="it" fo:country="IT"/>
    </style:style>
    <style:style style:name="T13" style:parent-style-name="Car.predefinitoparagrafo" style:family="text">
      <style:text-properties fo:language="it" fo:country="IT"/>
    </style:style>
    <style:style style:name="T14" style:parent-style-name="Car.predefinitoparagrafo" style:family="text">
      <style:text-properties fo:font-weight="bold" style:font-weight-asian="bold" fo:language="it" fo:country="IT"/>
    </style:style>
    <style:style style:name="T15" style:parent-style-name="Car.predefinitoparagrafo" style:family="text">
      <style:text-properties fo:language="it" fo:country="IT"/>
    </style:style>
    <style:style style:name="T16" style:parent-style-name="Car.predefinitoparagrafo" style:family="text">
      <style:text-properties fo:font-weight="bold" style:font-weight-asian="bold" fo:language="it" fo:country="IT"/>
    </style:style>
    <style:style style:name="T17" style:parent-style-name="Car.predefinitoparagrafo" style:family="text">
      <style:text-properties fo:language="it" fo:country="IT"/>
    </style:style>
    <style:style style:name="P18" style:parent-style-name="Normale" style:family="paragraph">
      <style:text-properties fo:language="it" fo:country="IT"/>
    </style:style>
    <style:style style:name="T19" style:parent-style-name="Car.predefinitoparagrafo" style:family="text">
      <style:text-properties fo:language="it" fo:country="IT"/>
    </style:style>
    <style:style style:name="T20" style:parent-style-name="Car.predefinitoparagrafo" style:family="text">
      <style:text-properties fo:language="it" fo:country="IT"/>
    </style:style>
    <style:style style:name="T21" style:parent-style-name="Car.predefinitoparagrafo" style:family="text">
      <style:text-properties fo:font-weight="bold" style:font-weight-asian="bold" fo:language="it" fo:country="IT"/>
    </style:style>
    <style:style style:name="T22" style:parent-style-name="Car.predefinitoparagrafo" style:family="text">
      <style:text-properties fo:language="it" fo:country="IT"/>
    </style:style>
    <style:style style:name="T23" style:parent-style-name="Car.predefinitoparagrafo" style:family="text">
      <style:text-properties fo:font-weight="bold" style:font-weight-asian="bold" fo:language="it" fo:country="IT"/>
    </style:style>
    <style:style style:name="T24" style:parent-style-name="Car.predefinitoparagrafo" style:family="text">
      <style:text-properties fo:language="it" fo:country="IT"/>
    </style:style>
    <style:style style:name="T25" style:parent-style-name="Car.predefinitoparagrafo" style:family="text">
      <style:text-properties fo:font-weight="bold" style:font-weight-asian="bold" fo:language="it" fo:country="IT"/>
    </style:style>
    <style:style style:name="T26" style:parent-style-name="Car.predefinitoparagrafo" style:family="text">
      <style:text-properties fo:language="it" fo:country="IT"/>
    </style:style>
    <style:style style:name="T27" style:parent-style-name="Car.predefinitoparagrafo" style:family="text">
      <style:text-properties fo:font-weight="bold" style:font-weight-asian="bold" fo:language="it" fo:country="IT"/>
    </style:style>
    <style:style style:name="T28" style:parent-style-name="Car.predefinitoparagrafo" style:family="text">
      <style:text-properties fo:language="it" fo:country="IT"/>
    </style:style>
    <style:style style:name="T29" style:parent-style-name="Car.predefinitoparagrafo" style:family="text">
      <style:text-properties fo:language="it" fo:country="IT"/>
    </style:style>
    <style:style style:name="T30" style:parent-style-name="Car.predefinitoparagrafo" style:family="text">
      <style:text-properties fo:font-weight="bold" style:font-weight-asian="bold" fo:language="it" fo:country="IT"/>
    </style:style>
    <style:style style:name="T31" style:parent-style-name="Car.predefinitoparagrafo" style:family="text">
      <style:text-properties fo:language="it" fo:country="IT"/>
    </style:style>
    <style:style style:name="T32" style:parent-style-name="Car.predefinitoparagrafo" style:family="text">
      <style:text-properties fo:language="it" fo:country="IT"/>
    </style:style>
    <style:style style:name="T33" style:parent-style-name="Car.predefinitoparagrafo" style:family="text">
      <style:text-properties fo:language="it" fo:country="IT"/>
    </style:style>
    <style:style style:name="T34" style:parent-style-name="Car.predefinitoparagrafo" style:family="text">
      <style:text-properties fo:font-weight="bold" style:font-weight-asian="bold" fo:language="it" fo:country="IT"/>
    </style:style>
    <style:style style:name="T35" style:parent-style-name="Car.predefinitoparagrafo" style:family="text">
      <style:text-properties fo:language="it" fo:country="IT"/>
    </style:style>
    <style:style style:name="T36" style:parent-style-name="Car.predefinitoparagrafo" style:family="text">
      <style:text-properties fo:language="it" fo:country="IT"/>
    </style:style>
    <style:style style:name="T37" style:parent-style-name="Car.predefinitoparagrafo" style:family="text">
      <style:text-properties fo:language="it" fo:country="IT"/>
    </style:style>
    <style:style style:name="T38" style:parent-style-name="Car.predefinitoparagrafo" style:family="text">
      <style:text-properties fo:font-weight="bold" style:font-weight-asian="bold" fo:language="it" fo:country="IT"/>
    </style:style>
    <style:style style:name="T39" style:parent-style-name="Car.predefinitoparagrafo" style:family="text">
      <style:text-properties fo:language="it" fo:country="IT"/>
    </style:style>
    <style:style style:name="T40" style:parent-style-name="Car.predefinitoparagrafo" style:family="text">
      <style:text-properties fo:language="it" fo:country="IT"/>
    </style:style>
    <style:style style:name="T41" style:parent-style-name="Car.predefinitoparagrafo" style:family="text">
      <style:text-properties fo:language="it" fo:country="IT"/>
    </style:style>
    <style:style style:name="T42" style:parent-style-name="Car.predefinitoparagrafo" style:family="text">
      <style:text-properties fo:language="it" fo:country="IT"/>
    </style:style>
    <style:style style:name="T43" style:parent-style-name="Car.predefinitoparagrafo" style:family="text">
      <style:text-properties fo:language="it" fo:country="IT"/>
    </style:style>
    <style:style style:name="T44" style:parent-style-name="Car.predefinitoparagrafo" style:family="text">
      <style:text-properties fo:language="it" fo:country="IT"/>
    </style:style>
    <style:style style:name="T45" style:parent-style-name="Car.predefinitoparagrafo" style:family="text">
      <style:text-properties fo:font-weight="bold" style:font-weight-asian="bold" fo:language="it" fo:country="IT"/>
    </style:style>
    <style:style style:name="T46" style:parent-style-name="Car.predefinitoparagrafo" style:family="text">
      <style:text-properties fo:language="it" fo:country="IT"/>
    </style:style>
    <style:style style:name="T47" style:parent-style-name="Car.predefinitoparagrafo" style:family="text">
      <style:text-properties style:text-underline-type="single" style:text-underline-style="solid" style:text-underline-width="auto" style:text-underline-mode="continuous" fo:language="it" fo:country="IT"/>
    </style:style>
    <style:style style:name="T48" style:parent-style-name="Car.predefinitoparagrafo" style:family="text">
      <style:text-properties fo:font-weight="bold" style:font-weight-asian="bold" style:text-underline-type="single" style:text-underline-style="solid" style:text-underline-width="auto" style:text-underline-mode="continuous" fo:language="it" fo:country="IT"/>
    </style:style>
    <style:style style:name="T49" style:parent-style-name="Car.predefinitoparagrafo" style:family="text">
      <style:text-properties style:text-underline-type="single" style:text-underline-style="solid" style:text-underline-width="auto" style:text-underline-mode="continuous" fo:language="it" fo:country="IT"/>
    </style:style>
    <style:style style:name="T50" style:parent-style-name="Car.predefinitoparagrafo" style:family="text">
      <style:text-properties style:text-underline-type="single" style:text-underline-style="solid" style:text-underline-width="auto" style:text-underline-mode="continuous" fo:language="it" fo:country="IT"/>
    </style:style>
    <style:style style:name="T51" style:parent-style-name="Car.predefinitoparagrafo" style:family="text">
      <style:text-properties fo:font-weight="bold" style:font-weight-asian="bold" style:text-underline-type="single" style:text-underline-style="solid" style:text-underline-width="auto" style:text-underline-mode="continuous" fo:language="it" fo:country="IT"/>
    </style:style>
    <style:style style:name="T52" style:parent-style-name="Car.predefinitoparagrafo" style:family="text">
      <style:text-properties style:text-underline-type="single" style:text-underline-style="solid" style:text-underline-width="auto" style:text-underline-mode="continuous" fo:language="it" fo:country="IT"/>
    </style:style>
    <style:style style:name="T53" style:parent-style-name="Car.predefinitoparagrafo" style:family="text">
      <style:text-properties fo:language="it" fo:country="IT"/>
    </style:style>
    <style:style style:name="T54" style:parent-style-name="Car.predefinitoparagrafo" style:family="text">
      <style:text-properties fo:font-weight="bold" style:font-weight-asian="bold" fo:language="it" fo:country="IT"/>
    </style:style>
    <style:style style:name="T55" style:parent-style-name="Car.predefinitoparagrafo" style:family="text">
      <style:text-properties fo:font-weight="bold" style:font-weight-asian="bold" fo:language="it" fo:country="IT"/>
    </style:style>
    <style:style style:name="T56" style:parent-style-name="Car.predefinitoparagrafo" style:family="text">
      <style:text-properties fo:language="it" fo:country="IT"/>
    </style:style>
    <style:style style:name="T57" style:parent-style-name="Car.predefinitoparagrafo" style:family="text">
      <style:text-properties fo:font-weight="bold" style:font-weight-asian="bold" fo:language="it" fo:country="IT"/>
    </style:style>
    <style:style style:name="T58" style:parent-style-name="Car.predefinitoparagrafo" style:family="text">
      <style:text-properties fo:language="it" fo:country="IT"/>
    </style:style>
    <style:style style:name="T59" style:parent-style-name="Car.predefinitoparagrafo" style:family="text">
      <style:text-properties fo:font-weight="bold" style:font-weight-asian="bold" fo:language="it" fo:country="IT"/>
    </style:style>
    <style:style style:name="T60" style:parent-style-name="Car.predefinitoparagrafo" style:family="text">
      <style:text-properties fo:language="it" fo:country="IT"/>
    </style:style>
    <style:style style:name="T61" style:parent-style-name="Car.predefinitoparagrafo" style:family="text">
      <style:text-properties fo:language="it" fo:country="IT"/>
    </style:style>
    <style:style style:name="T62" style:parent-style-name="Car.predefinitoparagrafo" style:family="text">
      <style:text-properties fo:language="it" fo:country="IT"/>
    </style:style>
    <style:style style:name="T63" style:parent-style-name="Car.predefinitoparagrafo" style:family="text">
      <style:text-properties fo:font-weight="bold" style:font-weight-asian="bold" fo:language="it" fo:country="IT"/>
    </style:style>
    <style:style style:name="T64" style:parent-style-name="Car.predefinitoparagrafo" style:family="text">
      <style:text-properties fo:language="it" fo:country="IT"/>
    </style:style>
    <style:style style:name="T65" style:parent-style-name="Car.predefinitoparagrafo" style:family="text">
      <style:text-properties fo:language="it" fo:country="IT"/>
    </style:style>
    <style:style style:name="T66" style:parent-style-name="Car.predefinitoparagrafo" style:family="text">
      <style:text-properties fo:font-weight="bold" style:font-weight-asian="bold" fo:language="it" fo:country="IT"/>
    </style:style>
    <style:style style:name="T67" style:parent-style-name="Car.predefinitoparagrafo" style:family="text">
      <style:text-properties fo:language="it" fo:country="IT"/>
    </style:style>
    <style:style style:name="T68" style:parent-style-name="Car.predefinitoparagrafo" style:family="text">
      <style:text-properties fo:font-weight="bold" style:font-weight-asian="bold" fo:language="it" fo:country="IT"/>
    </style:style>
    <style:style style:name="T69" style:parent-style-name="Car.predefinitoparagrafo" style:family="text">
      <style:text-properties fo:font-weight="bold" style:font-weight-asian="bold" fo:language="it" fo:country="IT"/>
    </style:style>
    <style:style style:name="T70" style:parent-style-name="Car.predefinitoparagrafo" style:family="text">
      <style:text-properties fo:language="it" fo:country="IT"/>
    </style:style>
    <style:style style:name="T71" style:parent-style-name="Car.predefinitoparagrafo" style:family="text">
      <style:text-properties fo:font-weight="bold" style:font-weight-asian="bold" fo:language="it" fo:country="IT"/>
    </style:style>
    <style:style style:name="T72" style:parent-style-name="Car.predefinitoparagrafo" style:family="text">
      <style:text-properties fo:language="it" fo:country="IT"/>
    </style:style>
    <style:style style:name="T73" style:parent-style-name="Car.predefinitoparagrafo" style:family="text">
      <style:text-properties fo:language="it" fo:country="IT"/>
    </style:style>
    <style:style style:name="T74" style:parent-style-name="Car.predefinitoparagrafo" style:family="text">
      <style:text-properties fo:font-weight="bold" style:font-weight-asian="bold" fo:language="it" fo:country="IT"/>
    </style:style>
    <style:style style:name="T75" style:parent-style-name="Car.predefinitoparagrafo" style:family="text">
      <style:text-properties fo:language="it" fo:country="IT"/>
    </style:style>
    <style:style style:name="T76" style:parent-style-name="Car.predefinitoparagrafo" style:family="text">
      <style:text-properties fo:font-weight="bold" style:font-weight-asian="bold" fo:language="it" fo:country="IT"/>
    </style:style>
    <style:style style:name="T77" style:parent-style-name="Car.predefinitoparagrafo" style:family="text">
      <style:text-properties fo:language="it" fo:country="IT"/>
    </style:style>
    <style:style style:name="T78" style:parent-style-name="Car.predefinitoparagrafo" style:family="text">
      <style:text-properties fo:font-weight="bold" style:font-weight-asian="bold" fo:language="it" fo:country="IT"/>
    </style:style>
    <style:style style:name="T79" style:parent-style-name="Car.predefinitoparagrafo" style:family="text">
      <style:text-properties fo:font-weight="bold" style:font-weight-asian="bold" fo:language="it" fo:country="IT"/>
    </style:style>
    <style:style style:name="T80" style:parent-style-name="Car.predefinitoparagrafo" style:family="text">
      <style:text-properties fo:language="it" fo:country="IT"/>
    </style:style>
    <style:style style:name="T81" style:parent-style-name="Car.predefinitoparagrafo" style:family="text">
      <style:text-properties fo:font-weight="bold" style:font-weight-asian="bold" fo:language="it" fo:country="IT"/>
    </style:style>
    <style:style style:name="T82" style:parent-style-name="Car.predefinitoparagrafo" style:family="text">
      <style:text-properties fo:language="it" fo:country="IT"/>
    </style:style>
    <style:style style:name="T83" style:parent-style-name="Car.predefinitoparagrafo" style:family="text">
      <style:text-properties fo:font-weight="bold" style:font-weight-asian="bold" fo:language="it" fo:country="IT"/>
    </style:style>
    <style:style style:name="T84" style:parent-style-name="Car.predefinitoparagrafo" style:family="text">
      <style:text-properties fo:language="it" fo:country="IT"/>
    </style:style>
    <style:style style:name="T85" style:parent-style-name="Car.predefinitoparagrafo" style:family="text">
      <style:text-properties fo:font-weight="bold" style:font-weight-asian="bold" fo:language="it" fo:country="IT"/>
    </style:style>
    <style:style style:name="T86" style:parent-style-name="Car.predefinitoparagrafo" style:family="text">
      <style:text-properties fo:language="it" fo:country="IT"/>
    </style:style>
    <style:style style:name="T87" style:parent-style-name="Car.predefinitoparagrafo" style:family="text">
      <style:text-properties style:text-underline-type="single" style:text-underline-style="solid" style:text-underline-width="auto" style:text-underline-mode="continuous" fo:language="it" fo:country="IT"/>
    </style:style>
    <style:style style:name="T88" style:parent-style-name="Car.predefinitoparagrafo" style:family="text">
      <style:text-properties fo:font-weight="bold" style:font-weight-asian="bold" style:text-underline-type="single" style:text-underline-style="solid" style:text-underline-width="auto" style:text-underline-mode="continuous" fo:language="it" fo:country="IT"/>
    </style:style>
    <style:style style:name="T89" style:parent-style-name="Car.predefinitoparagrafo" style:family="text">
      <style:text-properties style:text-underline-type="single" style:text-underline-style="solid" style:text-underline-width="auto" style:text-underline-mode="continuous" fo:language="it" fo:country="IT"/>
    </style:style>
    <style:style style:name="T90" style:parent-style-name="Car.predefinitoparagrafo" style:family="text">
      <style:text-properties fo:language="it" fo:country="IT"/>
    </style:style>
    <style:style style:name="T91" style:parent-style-name="Car.predefinitoparagrafo" style:family="text">
      <style:text-properties fo:language="it" fo:country="IT"/>
    </style:style>
    <style:style style:name="T92" style:parent-style-name="Car.predefinitoparagrafo" style:family="text">
      <style:text-properties fo:font-weight="bold" style:font-weight-asian="bold" fo:language="it" fo:country="IT"/>
    </style:style>
    <style:style style:name="T93" style:parent-style-name="Car.predefinitoparagrafo" style:family="text">
      <style:text-properties fo:language="it" fo:country="IT"/>
    </style:style>
    <style:style style:name="T94" style:parent-style-name="Car.predefinitoparagrafo" style:family="text">
      <style:text-properties fo:font-weight="bold" style:font-weight-asian="bold" fo:language="it" fo:country="IT"/>
    </style:style>
    <style:style style:name="T95" style:parent-style-name="Car.predefinitoparagrafo" style:family="text">
      <style:text-properties fo:language="it" fo:country="IT"/>
    </style:style>
    <style:style style:name="T96" style:parent-style-name="Car.predefinitoparagrafo" style:family="text">
      <style:text-properties fo:font-weight="bold" style:font-weight-asian="bold" fo:language="it" fo:country="IT"/>
    </style:style>
    <style:style style:name="T97" style:parent-style-name="Car.predefinitoparagrafo" style:family="text">
      <style:text-properties fo:language="it" fo:country="IT"/>
    </style:style>
    <style:style style:name="T98" style:parent-style-name="Car.predefinitoparagrafo" style:family="text">
      <style:text-properties style:text-underline-type="single" style:text-underline-style="solid" style:text-underline-width="auto" style:text-underline-mode="continuous" fo:language="it" fo:country="IT"/>
    </style:style>
    <style:style style:name="T99" style:parent-style-name="Car.predefinitoparagrafo" style:family="text">
      <style:text-properties fo:font-weight="bold" style:font-weight-asian="bold" style:text-underline-type="single" style:text-underline-style="solid" style:text-underline-width="auto" style:text-underline-mode="continuous" fo:language="it" fo:country="IT"/>
    </style:style>
    <style:style style:name="T100" style:parent-style-name="Car.predefinitoparagrafo" style:family="text">
      <style:text-properties style:text-underline-type="single" style:text-underline-style="solid" style:text-underline-width="auto" style:text-underline-mode="continuous" fo:language="it" fo:country="IT"/>
    </style:style>
    <style:style style:name="T101" style:parent-style-name="Car.predefinitoparagrafo" style:family="text">
      <style:text-properties style:text-underline-type="single" style:text-underline-style="solid" style:text-underline-width="auto" style:text-underline-mode="continuous" fo:language="it" fo:country="IT"/>
    </style:style>
    <style:style style:name="T102" style:parent-style-name="Car.predefinitoparagrafo" style:family="text">
      <style:text-properties fo:language="it" fo:country="IT"/>
    </style:style>
    <style:style style:name="T103" style:parent-style-name="Car.predefinitoparagrafo" style:family="text">
      <style:text-properties fo:font-weight="bold" style:font-weight-asian="bold" fo:language="it" fo:country="IT"/>
    </style:style>
    <style:style style:name="T104" style:parent-style-name="Car.predefinitoparagrafo" style:family="text">
      <style:text-properties fo:font-weight="bold" style:font-weight-asian="bold" fo:language="it" fo:country="IT"/>
    </style:style>
    <style:style style:name="T105" style:parent-style-name="Car.predefinitoparagrafo" style:family="text">
      <style:text-properties fo:language="it" fo:country="IT"/>
    </style:style>
    <style:style style:name="T106" style:parent-style-name="Car.predefinitoparagrafo" style:family="text">
      <style:text-properties fo:language="it" fo:country="IT"/>
    </style:style>
    <style:style style:name="T107" style:parent-style-name="Car.predefinitoparagrafo" style:family="text">
      <style:text-properties fo:font-weight="bold" style:font-weight-asian="bold" fo:language="it" fo:country="IT"/>
    </style:style>
    <style:style style:name="T108" style:parent-style-name="Car.predefinitoparagrafo" style:family="text">
      <style:text-properties fo:language="it" fo:country="IT"/>
    </style:style>
    <style:style style:name="T109" style:parent-style-name="Car.predefinitoparagrafo" style:family="text">
      <style:text-properties fo:font-weight="bold" style:font-weight-asian="bold" fo:language="it" fo:country="IT"/>
    </style:style>
    <style:style style:name="T110" style:parent-style-name="Car.predefinitoparagrafo" style:family="text">
      <style:text-properties fo:language="it" fo:country="IT"/>
    </style:style>
    <style:style style:name="T111" style:parent-style-name="Car.predefinitoparagrafo" style:family="text">
      <style:text-properties fo:font-weight="bold" style:font-weight-asian="bold" fo:language="it" fo:country="IT"/>
    </style:style>
    <style:style style:name="T112" style:parent-style-name="Car.predefinitoparagrafo" style:family="text">
      <style:text-properties fo:language="it" fo:country="IT"/>
    </style:style>
    <style:style style:name="T113" style:parent-style-name="Car.predefinitoparagrafo" style:family="text">
      <style:text-properties fo:language="it" fo:country="IT"/>
    </style:style>
    <style:style style:name="T114" style:parent-style-name="Car.predefinitoparagrafo" style:family="text">
      <style:text-properties fo:language="it" fo:country="IT"/>
    </style:style>
    <style:style style:name="T115" style:parent-style-name="Car.predefinitoparagrafo" style:family="text">
      <style:text-properties fo:font-weight="bold" style:font-weight-asian="bold" fo:language="it" fo:country="IT"/>
    </style:style>
    <style:style style:name="T116" style:parent-style-name="Car.predefinitoparagrafo" style:family="text">
      <style:text-properties fo:language="it" fo:country="IT"/>
    </style:style>
    <style:style style:name="T117" style:parent-style-name="Car.predefinitoparagrafo" style:family="text">
      <style:text-properties fo:font-weight="bold" style:font-weight-asian="bold" fo:language="it" fo:country="IT"/>
    </style:style>
    <style:style style:name="T118" style:parent-style-name="Car.predefinitoparagrafo" style:family="text">
      <style:text-properties fo:language="it" fo:country="IT"/>
    </style:style>
    <style:style style:name="T119" style:parent-style-name="Car.predefinitoparagrafo" style:family="text">
      <style:text-properties fo:font-weight="bold" style:font-weight-asian="bold" fo:language="it" fo:country="IT"/>
    </style:style>
    <style:style style:name="T120" style:parent-style-name="Car.predefinitoparagrafo" style:family="text">
      <style:text-properties fo:language="it" fo:country="IT"/>
    </style:style>
    <style:style style:name="T121" style:parent-style-name="Car.predefinitoparagrafo" style:family="text">
      <style:text-properties fo:language="it" fo:country="IT"/>
    </style:style>
    <style:style style:name="T122" style:parent-style-name="Car.predefinitoparagrafo" style:family="text">
      <style:text-properties fo:font-weight="bold" style:font-weight-asian="bold" fo:language="it" fo:country="IT"/>
    </style:style>
    <style:style style:name="T123" style:parent-style-name="Car.predefinitoparagrafo" style:family="text">
      <style:text-properties fo:language="it" fo:country="IT"/>
    </style:style>
    <style:style style:name="T124" style:parent-style-name="Car.predefinitoparagrafo" style:family="text">
      <style:text-properties fo:language="it" fo:country="IT"/>
    </style:style>
    <style:style style:name="T125" style:parent-style-name="Car.predefinitoparagrafo" style:family="text">
      <style:text-properties fo:language="it" fo:country="IT"/>
    </style:style>
    <style:style style:name="T126" style:parent-style-name="Car.predefinitoparagrafo" style:family="text">
      <style:text-properties fo:font-weight="bold" style:font-weight-asian="bold" fo:language="it" fo:country="IT"/>
    </style:style>
    <style:style style:name="T127" style:parent-style-name="Car.predefinitoparagrafo" style:family="text">
      <style:text-properties fo:language="it" fo:country="IT"/>
    </style:style>
    <style:style style:name="T128" style:parent-style-name="Car.predefinitoparagrafo" style:family="text">
      <style:text-properties fo:font-weight="bold" style:font-weight-asian="bold" fo:language="it" fo:country="IT"/>
    </style:style>
    <style:style style:name="T129" style:parent-style-name="Car.predefinitoparagrafo" style:family="text">
      <style:text-properties fo:language="it" fo:country="IT"/>
    </style:style>
    <style:style style:name="T130" style:parent-style-name="Car.predefinitoparagrafo" style:family="text">
      <style:text-properties fo:font-weight="bold" style:font-weight-asian="bold" fo:language="it" fo:country="IT"/>
    </style:style>
    <style:style style:name="T131" style:parent-style-name="Car.predefinitoparagrafo" style:family="text">
      <style:text-properties fo:language="it" fo:country="IT"/>
    </style:style>
    <style:style style:name="T132" style:parent-style-name="Car.predefinitoparagrafo" style:family="text">
      <style:text-properties fo:font-weight="bold" style:font-weight-asian="bold" fo:language="it" fo:country="IT"/>
    </style:style>
    <style:style style:name="T133" style:parent-style-name="Car.predefinitoparagrafo" style:family="text">
      <style:text-properties fo:language="it" fo:country="IT"/>
    </style:style>
    <style:style style:name="T134" style:parent-style-name="Car.predefinitoparagrafo" style:family="text">
      <style:text-properties fo:font-weight="bold" style:font-weight-asian="bold" fo:language="it" fo:country="IT"/>
    </style:style>
    <style:style style:name="T135" style:parent-style-name="Car.predefinitoparagrafo" style:family="text">
      <style:text-properties fo:language="it" fo:country="IT"/>
    </style:style>
    <style:style style:name="T136" style:parent-style-name="Car.predefinitoparagrafo" style:family="text">
      <style:text-properties fo:language="it" fo:country="IT"/>
    </style:style>
    <style:style style:name="T137" style:parent-style-name="Car.predefinitoparagrafo" style:family="text">
      <style:text-properties fo:font-weight="bold" style:font-weight-asian="bold" fo:language="it" fo:country="IT"/>
    </style:style>
    <style:style style:name="T138" style:parent-style-name="Car.predefinitoparagrafo" style:family="text">
      <style:text-properties fo:language="it" fo:country="IT"/>
    </style:style>
    <style:style style:name="T139" style:parent-style-name="Car.predefinitoparagrafo" style:family="text">
      <style:text-properties fo:language="it" fo:country="IT"/>
    </style:style>
    <style:style style:name="T140" style:parent-style-name="Car.predefinitoparagrafo" style:family="text">
      <style:text-properties fo:language="it" fo:country="IT"/>
    </style:style>
    <style:style style:name="T141" style:parent-style-name="Car.predefinitoparagrafo" style:family="text">
      <style:text-properties fo:language="it" fo:country="IT"/>
    </style:style>
    <style:style style:name="T142" style:parent-style-name="Car.predefinitoparagrafo" style:family="text">
      <style:text-properties fo:font-weight="bold" style:font-weight-asian="bold" fo:language="it" fo:country="IT"/>
    </style:style>
    <style:style style:name="T143" style:parent-style-name="Car.predefinitoparagrafo" style:family="text">
      <style:text-properties fo:language="it" fo:country="IT"/>
    </style:style>
    <style:style style:name="T144" style:parent-style-name="Car.predefinitoparagrafo" style:family="text">
      <style:text-properties fo:font-weight="bold" style:font-weight-asian="bold" fo:language="it" fo:country="IT"/>
    </style:style>
    <style:style style:name="T145" style:parent-style-name="Car.predefinitoparagrafo" style:family="text">
      <style:text-properties fo:language="it" fo:country="IT"/>
    </style:style>
    <style:style style:name="T146" style:parent-style-name="Car.predefinitoparagrafo" style:family="text">
      <style:text-properties fo:font-weight="bold" style:font-weight-asian="bold" fo:language="it" fo:country="IT"/>
    </style:style>
    <style:style style:name="T147" style:parent-style-name="Car.predefinitoparagrafo" style:family="text">
      <style:text-properties fo:language="it" fo:country="IT"/>
    </style:style>
    <style:style style:name="P148" style:parent-style-name="Normale" style:family="paragraph">
      <style:text-properties fo:language="it" fo:country="IT"/>
    </style:style>
    <style:style style:name="T149" style:parent-style-name="Car.predefinitoparagrafo" style:family="text">
      <style:text-properties fo:font-weight="bold" style:font-weight-asian="bold" fo:language="it" fo:country="IT"/>
    </style:style>
  </office:automatic-styles>
  <office:body>
    <office:text text:use-soft-page-breaks="true">
      <text:p text:style-name="P1">TIROCINIO 2.5</text:p>
      <text:p text:style-name="P4">Il sistema software Tirocinio 2.5 è una piattaforma di gestione Tirocini nata per soddisfare le richieste di uno studente universitario senza perdite di tempo inutili,<text:s/>con totale chiarezza e senza ambiguità.</text:p>
      <text:p text:style-name="P5">L’ambito di questo progetto è il mondo universitario nel particolare L’università di Salerno(Unisa) che si ramifica nella facoltà di informatica.</text:p>
      <text:p text:style-name="P6">Quindi l’attore in questione, lo studente, è uno studente iscritto alla facoltà di informatica dell’università di Salerno.</text:p>
      <text:p text:style-name="P7">Lo studente in questione che vuole richiedere di effettuare un tirocinio può usufruire della piattaforma per avere chiarezza, velocità nei tempi e documentazione nulla.</text:p>
      <text:p text:style-name="Normale"><text:span text:style-name="T8">Questo sistema ha come “protagonis</text:span><text:span text:style-name="T9">ti” le seguenti entità:<text:s/></text:span><text:span text:style-name="T10">STUDENTE</text:span><text:span text:style-name="T11">,<text:s/></text:span><text:span text:style-name="T12">PROFESSORE</text:span><text:span text:style-name="T13">,<text:s/></text:span><text:span text:style-name="T14">TUTOR AZIENDALE</text:span><text:span text:style-name="T15">,<text:s/></text:span><text:span text:style-name="T16">SEGRETERIA</text:span><text:span text:style-name="T17">.</text:span></text:p>
      <text:p text:style-name="P18">Tirocinio 2.5 abbiamo detto che soddisfa le richieste di uno studente. Quali richieste in particolare?<text:s/></text:p>
      <text:p text:style-name="Normale"><text:span text:style-name="T19">La richiesta principale che uno studente iscritto al terzo anno della facoltà</text:span><text:span text:style-name="T20"><text:s/>di informatica è quella di voler effettuare un<text:s/></text:span><text:span text:style-name="T21">tirocinio</text:span><text:span text:style-name="T22"><text:s/></text:span><text:span text:style-name="T23">esterno</text:span><text:span text:style-name="T24"><text:s/>presso un’azienda o un<text:s/></text:span><text:span text:style-name="T25">tirocinio</text:span><text:span text:style-name="T26"><text:s/></text:span><text:span text:style-name="T27">interno</text:span><text:span text:style-name="T28">.</text:span></text:p>
      <text:p text:style-name="Normale"><text:span text:style-name="T29">Ci saranno poi altre richieste che lo studente potrà fare tra cui: richiedere<text:s/></text:span><text:span text:style-name="T30">l’accettazione</text:span><text:span text:style-name="T31"><text:s/>di un tirocinio fatto in passato oppure richiedere info</text:span><text:span text:style-name="T32">rmazioni a riguardo dei vari tirocini (interni ed esterni) prima di decidere entro un limite di tempo.</text:span></text:p>
      <text:p text:style-name="Normale"><text:span text:style-name="T33">Il sistema conterrà una sezione dedicata alla<text:s/></text:span><text:span text:style-name="T34">presentazione</text:span><text:span text:style-name="T35"><text:s/>delle varie aziende convenzionate per le quali lo studente potrà richiedere di effettuare la<text:s/></text:span><text:span text:style-name="T36">domanda di tirocinio.</text:span></text:p>
      <text:p text:style-name="Normale"><text:span text:style-name="T37">La domanda conterrà un<text:s/></text:span><text:span text:style-name="T38">form</text:span><text:span text:style-name="T39"><text:s/>che l’interessato dovrà accuratamente compilare e spedire all’azienda.<text:s/></text:span><text:span text:style-name="T40">Lo studente</text:span><text:span text:style-name="T41"><text:s/>avrà la possibilità di poter inserire il proprio curriculum o collegamento a</text:span><text:span text:style-name="T42">l profilo linkedin in modo tale da poter presentare le sue abilità e competenze a professori e tutor aziendali.</text:span></text:p>
      <text:p text:style-name="Normale"><text:span text:style-name="T43">Una volta fatto questo, la richiesta passa all’azienda la quale può accettare direttamente la domanda mandatagli dallo studente (avendo già il p</text:span><text:span text:style-name="T44">df del curriculum o il profilo linkedin oppure accettarlo a prescindere) oppure fissare un colloquio attraverso<text:s/></text:span><text:span text:style-name="T45">l’email</text:span><text:span text:style-name="T46"><text:s/>con cui lo studente ha mandato la domanda.</text:span></text:p>
      <text:p text:style-name="Normale"><text:span text:style-name="T47">Il sistema permette solo una determinata tipologia di email (@</text:span><text:span text:style-name="T48">unisa</text:span><text:span text:style-name="T49">.it per i professori e seg</text:span><text:span text:style-name="T50">reteria, @</text:span><text:span text:style-name="T51">studenti.unisa.it</text:span><text:span text:style-name="T52"><text:s/>per gli studenti, altro da decidere per le aziende)</text:span></text:p>
      <text:p text:style-name="Normale"><text:span text:style-name="T53">Lo studente ovviamente se prima di mandare la sua domanda all’azienda vuole prima accettarsi delle varie attività che andrà a svolgere, orari e altre info può trovare i vari<text:s/></text:span><text:span text:style-name="T54">co</text:span><text:span text:style-name="T55">ntatti</text:span><text:span text:style-name="T56"><text:s/>per parlare direttamente con il tutor aziendale o professori nelle pagine<text:s/></text:span><text:span text:style-name="T57">html</text:span><text:span text:style-name="T58"><text:s/>presenti nella<text:s/></text:span><text:span text:style-name="T59">sezione</text:span><text:span text:style-name="T60"><text:s/>della nostra piattaforma.</text:span></text:p>
      <text:p text:style-name="Normale"><text:span text:style-name="T61">Una volta trovato l’accordo il sistema invia in automatico alla segreteria dell’inizio del tirocinio , e la domanda ha un</text:span><text:span text:style-name="T62"><text:s/>limite di<text:s/></text:span><text:span text:style-name="T63">tempo per decidere se accettare o no</text:span><text:span text:style-name="T64"><text:s/>(se ha avuto ripensamenti o se ha effettuato varie domande e aspetta altre conferme).</text:span></text:p>
      <text:p text:style-name="Normale"><text:span text:style-name="T65">Infatti nella sua<text:s/></text:span><text:span text:style-name="T66">area personale</text:span><text:span text:style-name="T67"><text:s/>lo studente avrà in sospeso le varie richieste accettate, oltre<text:s/></text:span><text:span text:style-name="T68">alla visione di eventuali</text:span><text:span text:style-name="T69"><text:s/>richieste rifiutate.</text:span></text:p>
      <text:soft-page-break/>
      <text:p text:style-name="Normale"><text:span text:style-name="T70">Lo studente potrà anche andare<text:s/></text:span><text:span text:style-name="T71">a leggere il regolamento</text:span><text:span text:style-name="T72"><text:s/>generale del servizio tirocinio sulla piattaforma prima di effettuare qualsiasi tipo di operazione.</text:span></text:p>
      <text:p text:style-name="Normale"><text:span text:style-name="T73">Quindi il nostro sistema prevede<text:s/></text:span><text:span text:style-name="T74">un’area personale</text:span><text:span text:style-name="T75"><text:s/>sia per<text:s/></text:span><text:span text:style-name="T76">STUDENTE</text:span><text:span text:style-name="T77">, sia per<text:s/></text:span><text:span text:style-name="T78">P</text:span><text:span text:style-name="T79">ROFESSORE</text:span><text:span text:style-name="T80">, sia per<text:s/></text:span><text:span text:style-name="T81">TUTOR</text:span><text:span text:style-name="T82"><text:s/></text:span><text:span text:style-name="T83">AZIENDALE</text:span><text:span text:style-name="T84"><text:s/>e sia per<text:s/></text:span><text:span text:style-name="T85">SEGRETERIA</text:span><text:span text:style-name="T86">.</text:span></text:p>
      <text:p text:style-name="Normale"><text:span text:style-name="T87">Il nostro sistema presenterà<text:s/></text:span><text:span text:style-name="T88">una funzione di “aggiornamento</text:span><text:span text:style-name="T89">” delle ore svolte dallo studente presso l’azienda o professore.</text:span></text:p>
      <text:p text:style-name="Normale"><text:span text:style-name="T90">Infatti il tutor aziendale o professore sarà tenuto ad aggiornare le varie<text:s/></text:span><text:span text:style-name="T91">ore effettuate dallo studente il quale nella sua area riservata avrà sempre<text:s/></text:span><text:span text:style-name="T92">visibile il conteggio delle ore</text:span><text:span text:style-name="T93"><text:s/>che mancano alla fine del tirocinio garantendogli così un’organizzazione<text:s/></text:span><text:span text:style-name="T94">impeccabile</text:span><text:span text:style-name="T95"><text:s/>e<text:s/></text:span><text:span text:style-name="T96">tranquilla</text:span><text:span text:style-name="T97">.</text:span></text:p>
      <text:p text:style-name="Normale"><text:span text:style-name="T98">Il<text:s/></text:span><text:span text:style-name="T99">compito</text:span><text:span text:style-name="T100"><text:s/>della segreteria quindi sarà a termine</text:span><text:span text:style-name="T101"><text:s/>del tirocinio di inviare i moduli al tutor aziendale e allo studente riguardati l’esperienza,</text:span><text:span text:style-name="T102"><text:s/>una volta ricevuto conferma da parte dell’azienda (attraverso una email e relativo certificato di lavoro svolto da parte dell’utente) dovrà<text:s/></text:span><text:span text:style-name="T103">accettare e verbalizz</text:span><text:span text:style-name="T104">are i crediti CFU</text:span><text:span text:style-name="T105"><text:s/>che spettano allo studente in base alle ore effettuate.</text:span></text:p>
      <text:p text:style-name="Normale"><text:span text:style-name="T106">Con questo sistema software lo studente avrà una visione ampia sui vantaggi e sugli svantaggi delle aziende, avrà soprattutto una<text:s/></text:span><text:span text:style-name="T107">comodità</text:span><text:span text:style-name="T108"><text:s/>ed<text:s/></text:span><text:span text:style-name="T109">affidabilità</text:span><text:span text:style-name="T110"><text:s/>oltre che<text:s/></text:span><text:span text:style-name="T111">precisione</text:span><text:span text:style-name="T112"><text:s/>grazie</text:span><text:span text:style-name="T113"><text:s/>alla piattaforma.</text:span></text:p>
      <text:p text:style-name="Normale"><text:span text:style-name="T114">Tempi di attesi ridotti perché tutto è fatto<text:s/></text:span><text:span text:style-name="T115">telematicamente<text:s/></text:span><text:span text:style-name="T116">(tranne il ritiro<text:s/></text:span><text:span text:style-name="T117">dell’attestato</text:span><text:span text:style-name="T118"><text:s/></text:span><text:span text:style-name="T119">finale</text:span><text:span text:style-name="T120"><text:s/>presso l’azienda) da mandare poi in allegato alla segreteria alla fine di tutto.</text:span></text:p>
      <text:p text:style-name="Normale"><text:span text:style-name="T121">Tutto sotto controllo con un<text:s/></text:span><text:span text:style-name="T122">click</text:span><text:span text:style-name="T123">!</text:span></text:p>
      <text:p text:style-name="Normale"><text:span text:style-name="T124">Il tutor aziendale<text:s/></text:span><text:span text:style-name="T125">potrà nella sua area<text:s/></text:span><text:span text:style-name="T126">accettare</text:span><text:span text:style-name="T127">,<text:s/></text:span><text:span text:style-name="T128">rifiutare</text:span><text:span text:style-name="T129"><text:s/>le varie<text:s/></text:span><text:span text:style-name="T130">richieste</text:span><text:span text:style-name="T131"><text:s/>visualizzate (entro un limite di<text:s/></text:span><text:span text:style-name="T132">tempo</text:span><text:span text:style-name="T133">),<text:s/></text:span><text:span text:style-name="T134">contattare</text:span><text:span text:style-name="T135"><text:s/>lo studente e la segreteria.</text:span></text:p>
      <text:p text:style-name="Normale"><text:span text:style-name="T136">Inoltre potrà accedere ad un<text:s/></text:span><text:span text:style-name="T137">file</text:span><text:span text:style-name="T138"><text:s/>dedicato allo studente per i vari aggiornamenti da effettuare per le ore svolte<text:s/></text:span><text:span text:style-name="T139">da quest’ultimo.</text:span></text:p>
      <text:p text:style-name="Normale"><text:bookmark-start text:name="_gjdgxs"/><text:bookmark-end text:name="_gjdgxs"/><text:span text:style-name="T140">Il tutor avrà il potere di fare questo e dichiararlo alla segreteria la quale non calcolerà nessun’ora<text:s/></text:span><text:span text:style-name="T141">effettuata dallo studente e quindi<text:s/></text:span><text:span text:style-name="T142">l’annullamento</text:span><text:span text:style-name="T143"><text:s/></text:span><text:span text:style-name="T144">del</text:span><text:span text:style-name="T145"><text:s/></text:span><text:span text:style-name="T146">tirocinio</text:span><text:span text:style-name="T147">.</text:span></text:p>
      <text:p text:style-name="P148">La segreteria alla fine potrà comunicare sia con il tutor che con lo studente (oltre al professore, ma stiamo parlando del tirocinio interno in questo caso) avendo quindi la funzione da tramite e di controllo per eventuali problemi che si verificano da ambo le parti.</text:p>
      <text:p text:style-name="Normale"><text:span text:style-name="T149">La funzione finale di attribuzione dei crediti ovviamente è svolta dalla segreteria che così concluderà la richiesta dello stud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èdipagina" style:family="paragraph">
      <style:text-properties fo:language="it" fo:country="IT"/>
    </style:style>
    <style:style style:name="P3" style:parent-style-name="Pièdipagina" style:family="paragraph">
      <style:text-properties fo:language="it" fo:country="IT"/>
    </style:style>
  </office:automatic-styles>
  <office:master-styles>
    <style:master-page style:name="MP0" style:page-layout-name="PL0">
      <style:header>
        <text:p text:style-name="Intestazione"/>
      </style:header>
      <style:footer>
        <text:p text:style-name="P2">Ciro Maione 0512103571, Andrea Iannaccone 0512103636, Domenico Rossi 0512103484, Antonio Saporito 0512103522</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iro Maione</meta:initial-creator>
    <dc:creator>Mimmo</dc:creator>
    <meta:creation-date>2018-10-02T14:10:00Z</meta:creation-date>
    <dc:date>2019-02-04T09:27:00Z</dc:date>
    <meta:template xlink:href="Normal" xlink:type="simple"/>
    <meta:editing-cycles>7</meta:editing-cycles>
    <meta:editing-duration>PT1140S</meta:editing-duration>
    <meta:document-statistic meta:page-count="2" meta:paragraph-count="10" meta:word-count="795" meta:character-count="5319" meta:row-count="37" meta:non-whitespace-character-count="4534"/>
  </office:meta>
</office:document-meta>
</file>